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6458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729166666666665in"/>
    </style:style>
    <style:style style:name="co5" style:family="table-column">
      <style:table-column-properties fo:break-before="auto" style:column-width="1.72916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7604166666666667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62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time-of-day-percentage">
      <style:table-properties table:display="true" style:writing-mode="lr-tb"/>
    </style:style>
    <style:style style:name="ta3" style:family="table" style:master-page-name="PageStyle_5f_victim-residential-status">
      <style:table-properties table:display="true" style:writing-mode="lr-tb"/>
    </style:style>
    <style:style style:name="ta4" style:family="table" style:master-page-name="PageStyle_5f_how-suspect-left-scene">
      <style:table-properties table:display="true" style:writing-mode="lr-tb"/>
    </style:style>
    <style:style style:name="ta5" style:family="table" style:master-page-name="PageStyle_5f_robberies-by-day-of-week-and-ti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Individual</text:p>
          </table:table-cell>
          <table:table-cell table:style-name="ce21" office:value-type="float" office:value="6974">
            <text:p>6974</text:p>
          </table:table-cell>
        </table:table-row>
        <table:table-row table:style-name="ro2">
          <table:table-cell table:style-name="ce21" office:value-type="string">
            <text:p>Business</text:p>
          </table:table-cell>
          <table:table-cell table:style-name="ce21" office:value-type="float" office:value="975">
            <text:p>975</text:p>
          </table:table-cell>
        </table:table-row>
        <table:table-row table:style-name="ro2">
          <table:table-cell table:style-name="ce21" office:value-type="string">
            <text:p>Financial Institution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Government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eligiou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ociety/Public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9])" office:value-type="string">
            <text:p>8017</text:p>
          </table:table-cell>
        </table:table-row>
      </table:table>
      <table:table table:name="time-of-day-percentage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3" table:default-cell-style-name="ce15" table:number-columns-repeated="254"/>
        <table:table-row table:style-name="ro2">
          <table:table-cell table:style-name="ce22" office:value-type="string">
            <text:p>Time of Offense</text:p>
          </table:table-cell>
          <table:table-cell table:style-name="ce22" office:value-type="string">
            <text:p>Percentage of Robberies</text:p>
          </table:table-cell>
        </table:table-row>
        <table:table-row table:style-name="ro2">
          <table:table-cell table:style-name="ce23" office:value-type="string">
            <text:p>6 a.m. to Noon</text:p>
          </table:table-cell>
          <table:table-cell table:style-name="ce24" office:value-type="percentage" office:value="0.108">
            <text:p>10.80%</text:p>
          </table:table-cell>
        </table:table-row>
        <table:table-row table:style-name="ro2">
          <table:table-cell table:style-name="ce23" office:value-type="string">
            <text:p>Noon to 6 p.m.</text:p>
          </table:table-cell>
          <table:table-cell table:style-name="ce24" office:value-type="percentage" office:value="0.182">
            <text:p>18.20%</text:p>
          </table:table-cell>
        </table:table-row>
        <table:table-row table:style-name="ro2">
          <table:table-cell table:style-name="ce23" office:value-type="string">
            <text:p>6 p.m. to Midnight</text:p>
          </table:table-cell>
          <table:table-cell table:style-name="ce24" office:value-type="percentage" office:value="0.458">
            <text:p>45.80%</text:p>
          </table:table-cell>
        </table:table-row>
        <table:table-row table:style-name="ro2">
          <table:table-cell table:style-name="ce23" office:value-type="string">
            <text:p>Midnight to 6 a.m.</text:p>
          </table:table-cell>
          <table:table-cell table:style-name="ce24" office:value-type="percentage" office:value="0.243">
            <text:p>24.3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percentage" office:value="0.008">
            <text:p>0.80%</text:p>
          </table:table-cell>
        </table:table-row>
      </table:table>
      <table:table table:name="victim-residential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ial Status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4985">
            <text:p>4985</text:p>
          </table:table-cell>
        </table:table-row>
        <table:table-row table:style-name="ro2">
          <table:table-cell table:style-name="ce21" office:value-type="string">
            <text:p>Non-Resident</text:p>
          </table:table-cell>
          <table:table-cell table:style-name="ce21" office:value-type="float" office:value="1290">
            <text:p>129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Total Status</text:p>
          </table:table-cell>
          <table:table-cell table:formula="oooc:=SUM([.B2:.B4])" office:value-type="string">
            <text:p>6974</text:p>
          </table:table-cell>
        </table:table-row>
      </table:table>
      <table:table table:name="how-suspect-left-scene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How Suspect Left Scen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uto</text:p>
          </table:table-cell>
          <table:table-cell table:style-name="ce21" office:value-type="float" office:value="981">
            <text:p>981</text:p>
          </table:table-cell>
        </table:table-row>
        <table:table-row table:style-name="ro2">
          <table:table-cell table:style-name="ce21" office:value-type="string">
            <text:p>Truck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Van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cycl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icycle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Foot</text:p>
          </table:table-cell>
          <table:table-cell table:style-name="ce21" office:value-type="float" office:value="2445">
            <text:p>2445</text:p>
          </table:table-cell>
        </table:table-row>
        <table:table-row table:style-name="ro2">
          <table:table-cell table:style-name="ce21" office:value-type="string">
            <text:p>Moped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88">
            <text:p>48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10])" office:value-type="string">
            <text:p>4247</text:p>
          </table:table-cell>
        </table:table-row>
      </table:table>
      <table:table table:name="robberies-by-day-of-week-and-ti" table:style-name="ta5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851</text:p>
          </table:table-cell>
          <table:table-cell table:formula="oooc:=SUM([.C2:.C8])" office:value-type="string">
            <text:p>477</text:p>
          </table:table-cell>
          <table:table-cell table:formula="oooc:=SUM([.D2:.D8])" office:value-type="string">
            <text:p>277</text:p>
          </table:table-cell>
          <table:table-cell table:formula="oooc:=SUM([.E2:.E8])" office:value-type="string">
            <text:p>175</text:p>
          </table:table-cell>
          <table:table-cell table:formula="oooc:=SUM([.F2:.F8])" office:value-type="string">
            <text:p>221</text:p>
          </table:table-cell>
          <table:table-cell table:formula="oooc:=SUM([.G2:.G8])" office:value-type="string">
            <text:p>321</text:p>
          </table:table-cell>
          <table:table-cell table:formula="oooc:=SUM([.H2:.H8])" office:value-type="string">
            <text:p>353</text:p>
          </table:table-cell>
          <table:table-cell table:formula="oooc:=SUM([.I2:.I8])" office:value-type="string">
            <text:p>397</text:p>
          </table:table-cell>
          <table:table-cell table:formula="oooc:=SUM([.J2:.J8])" office:value-type="string">
            <text:p>452</text:p>
          </table:table-cell>
          <table:table-cell table:formula="oooc:=SUM([.K2:.K8])" office:value-type="string">
            <text:p>742</text:p>
          </table:table-cell>
          <table:table-cell table:formula="oooc:=SUM([.L2:.L8])" office:value-type="string">
            <text:p>1109</text:p>
          </table:table-cell>
          <table:table-cell table:formula="oooc:=SUM([.M2:.M8])" office:value-type="string">
            <text:p>1179</text:p>
          </table:table-cell>
          <table:table-cell table:formula="oooc:=SUM([.N2:.N8])" office:value-type="string">
            <text:p>55</text:p>
          </table:table-cell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1252">
            <text:p>1252</text:p>
          </table:table-cell>
          <table:table-cell table:style-name="ce21" office:value-type="float" office:value="778">
            <text:p>778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87">
            <text:p>48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346">
            <text:p>34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4:.B8])" office:value-type="string">
            <text:p>753</text:p>
          </table:table-cell>
          <table:table-cell table:formula="oooc:=SUM([.C4:.C8])" office:value-type="string">
            <text:p>2505</text:p>
          </table:table-cell>
          <table:table-cell table:formula="oooc:=SUM([.D4:.D8])" office:value-type="string">
            <text:p>1672</text:p>
          </table:table-cell>
          <table:table-cell table:formula="oooc:=SUM([.E4:.E8])" office:value-type="string">
            <text:p>176</text:p>
          </table:table-cell>
          <table:table-cell table:formula="oooc:=SUM([.F4:.F8])" office:value-type="string">
            <text:p>966</text:p>
          </table:table-cell>
          <table:table-cell table:formula="oooc:=SUM([.G4:.G8])" office:value-type="string">
            <text:p>880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2" table:default-cell-style-name="ce15"/>
        <table:table-column table:style-name="co13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672">
            <text:p>672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555">
            <text:p>2555</text:p>
          </table:table-cell>
          <table:table-cell table:style-name="ce21" office:value-type="float" office:value="4022">
            <text:p>4022</text:p>
          </table:table-cell>
          <table:table-cell table:style-name="ce21" office:value-type="float" office:value="684">
            <text:p>68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4:.B8])" office:value-type="string">
            <text:p>3012</text:p>
          </table:table-cell>
          <table:table-cell table:formula="oooc:=SUM([.C4:.C8])" office:value-type="string">
            <text:p>4736</text:p>
          </table:table-cell>
          <table:table-cell table:formula="oooc:=SUM([.D4:.D8])" office:value-type="string">
            <text:p>863</text:p>
          </table:table-cell>
          <table:table-cell table:formula="oooc:=SUM([.E4:.E8])" office:value-type="string">
            <text:p>133</text:p>
          </table:table-cell>
          <table:table-cell table:formula="oooc:=SUM([.F4:.F8])" office:value-type="string">
            <text:p>248</text:p>
          </table:table-cell>
          <table:table-cell table:formula="oooc:=SUM([.G4:.G8])" office:value-type="string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ial-status" style:display-name="PageStyle_victim-residential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obberies-by-day-of-week-and-ti" style:display-name="PageStyle_robberies-by-day-of-week-and-t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